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2.128in"/>
    </style:style>
    <style:style style:name="co3" style:family="table-column">
      <style:table-column-properties fo:break-before="auto" style:column-width="1.9736in"/>
    </style:style>
    <style:style style:name="co4" style:family="table-column">
      <style:table-column-properties fo:break-before="auto" style:column-width="1.378in"/>
    </style:style>
    <style:style style:name="co5" style:family="table-column">
      <style:table-column-properties fo:break-before="auto" style:column-width="2.0945in"/>
    </style:style>
    <style:style style:name="co6" style:family="table-column">
      <style:table-column-properties fo:break-before="auto" style:column-width="3.2417in"/>
    </style:style>
    <style:style style:name="co7" style:family="table-column">
      <style:table-column-properties fo:break-before="auto" style:column-width="2.24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1.419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20">
      <style:table-cell-properties style:cell-protect="protected" style:print-content="true" style:vertical-align="middle"/>
    </style:style>
  </office:automatic-styles>
  <office:body>
    <office:spreadsheet>
      <table:calculation-settings table:case-sensitive="false" table:search-criteria-must-apply-to-whole-cell="false"/>
      <table:table table:name="leihs_item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6" table:default-cell-style-name="ce1"/>
        <table:table-column table:style-name="co7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inventory_code</text:p>
          </table:table-cell>
          <table:table-cell office:value-type="string">
            <text:p>inventory_pool</text:p>
          </table:table-cell>
          <table:table-cell office:value-type="string">
            <text:p>owner</text:p>
          </table:table-cell>
          <table:table-cell office:value-type="string">
            <text:p>serial_number</text:p>
          </table:table-cell>
          <table:table-cell office:value-type="string">
            <text:p>model_name</text:p>
          </table:table-cell>
          <table:table-cell office:value-type="string">
            <text:p>categories</text:p>
          </table:table-cell>
          <table:table-cell office:value-type="string">
            <text:p>supplier</text:p>
          </table:table-cell>
          <table:table-cell office:value-type="string">
            <text:p>model_manufacturer</text:p>
          </table:table-cell>
          <table:table-cell office:value-type="string">
            <text:p>note</text:p>
          </table:table-cell>
          <table:table-cell office:value-type="string">
            <text:p>model_description</text:p>
          </table:table-cell>
          <table:table-cell office:value-type="string">
            <text:p>accessories</text:p>
          </table:table-cell>
          <table:table-cell office:value-type="string">
            <text:p>invoice_date</text:p>
          </table:table-cell>
          <table:table-cell office:value-type="string">
            <text:p>price</text:p>
          </table:table-cell>
          <table:table-cell office:value-type="string">
            <text:p>group</text:p>
          </table:table-cell>
          <table:table-cell office:value-type="string">
            <text:p>is_borrowable</text:p>
          </table:table-cell>
          <table:table-cell office:value-type="string">
            <text:p>building</text:p>
          </table:table-cell>
          <table:table-cell office:value-type="string">
            <text:p>room</text:p>
          </table:table-cell>
          <table:table-cell office:value-type="string">
            <text:p>shelf</text:p>
          </table:table-cell>
          <table:table-cell office:value-type="string">
            <text:p>inventory_date</text:p>
          </table:table-cell>
          <table:table-cell table:number-columns-repeated="1005"/>
        </table:table-row>
        <table:table-row table:style-name="ro2">
          <table:table-cell office:value-type="string">
            <text:p>1043</text:p>
          </table:table-cell>
          <table:table-cell office:value-type="string">
            <text:p>Videowerkstatt Baselstrasse</text:p>
          </table:table-cell>
          <table:table-cell office:value-type="string">
            <text:p>Video</text:p>
          </table:table-cell>
          <table:table-cell office:value-type="string">
            <text:p>46620</text:p>
          </table:table-cell>
          <table:table-cell office:value-type="string">
            <text:p>DSR - PD 570 WSP</text:p>
          </table:table-cell>
          <table:table-cell office:value-type="string">
            <text:p>Kamera</text:p>
          </table:table-cell>
          <table:table-cell office:value-type="string">
            <text:p>Bild +Ton</text:p>
          </table:table-cell>
          <table:table-cell office:value-type="string">
            <text:p>Sony</text:p>
          </table:table-cell>
          <table:table-cell/>
          <table:table-cell office:value-type="string">
            <text:p>Kamera DVCam</text:p>
          </table:table-cell>
          <table:table-cell office:value-type="string">
            <text:p>1 Sucher DXF 801 CE Nr. 24702</text:p>
            <text:p>- <text:s/>1X Akku BP-GL95 Nr. 0011860</text:p>
            <text:p>- <text:s/>1X Akku BP-GL95 Nr. 0011859</text:p>
            <text:p>- <text:s/>1X Akku BP-L130E BP18A153413</text:p>
            <text:p>- <text:s/>1X Akku BP-L130E BP18A153414</text:p>
            <text:p>- Lade Adapter SONY BC M150 Nr 12298</text:p>
            <text:p>- KameraadapterplatteVCT-U14</text:p>
            <text:p>- Fujinon SRD-92B Zoomgriff</text:p>
          </table:table-cell>
          <table:table-cell table:style-name="ce2" office:value-type="date" office:date-value="2004-01-01">
            <text:p>01.01.2004</text:p>
          </table:table-cell>
          <table:table-cell office:value-type="float" office:value="23900">
            <text:p>23900</text:p>
          </table:table-cell>
          <table:table-cell office:value-type="string">
            <text:p>Video</text:p>
          </table:table-cell>
          <table:table-cell office:value-type="string">
            <text:p>True</text:p>
          </table:table-cell>
          <table:table-cell office:value-type="string">
            <text:p>Baselstrasse 61a</text:p>
          </table:table-cell>
          <table:table-cell office:value-type="string">
            <text:p>Videowerkstatt</text:p>
          </table:table-cell>
          <table:table-cell office:value-type="string">
            <text:p>Schrank 01</text:p>
          </table:table-cell>
          <table:table-cell table:style-name="ce2" office:value-type="date" office:date-value="2013-03-13T10:20:59">
            <text:p>13.03.2013</text:p>
          </table:table-cell>
          <table:table-cell table:number-columns-repeated="1005"/>
        </table:table-row>
        <table:table-row table:style-name="ro3">
          <table:table-cell office:value-type="string">
            <text:p>1044</text:p>
          </table:table-cell>
          <table:table-cell office:value-type="string">
            <text:p>Videowerkstatt Baselstrasse</text:p>
          </table:table-cell>
          <table:table-cell office:value-type="string">
            <text:p>Videowerkstatt</text:p>
          </table:table-cell>
          <table:table-cell office:value-type="string">
            <text:p>1020889</text:p>
          </table:table-cell>
          <table:table-cell office:value-type="string">
            <text:p>HDR - FX1E</text:p>
          </table:table-cell>
          <table:table-cell office:value-type="string">
            <text:p>Kamera</text:p>
          </table:table-cell>
          <table:table-cell office:value-type="string">
            <text:p>Bild +Ton</text:p>
          </table:table-cell>
          <table:table-cell office:value-type="string">
            <text:p>Sony</text:p>
          </table:table-cell>
          <table:table-cell/>
          <table:table-cell office:value-type="string">
            <text:p>Kamera HDV</text:p>
          </table:table-cell>
          <table:table-cell office:value-type="string">
            <text:p>- <text:s/>1X Akku NP-F770 31,7W Nr F4J4B</text:p>
            <text:p>- <text:s/>1X Akku NP-F770 31,7W Nr F4J4B</text:p>
            <text:p>- 1 Akku NP-F570 15 W Nr F4J1B</text:p>
            <text:p>- Lade Adapter SONY ACL 15A Nr 35003729</text:p>
            <text:p>-Remote RMT - 841 </text:p>
            <text:p>-UV Filter Hoya 72 ,1 <text:s/>Hoodman LCD Schutz</text:p>
          </table:table-cell>
          <table:table-cell table:style-name="ce2" office:value-type="date" office:date-value="2004-01-01">
            <text:p>01.01.2004</text:p>
          </table:table-cell>
          <table:table-cell office:value-type="float" office:value="6400">
            <text:p>6400</text:p>
          </table:table-cell>
          <table:table-cell/>
          <table:table-cell office:value-type="string">
            <text:p>True</text:p>
          </table:table-cell>
          <table:table-cell office:value-type="string">
            <text:p>Baselstrasse 61a</text:p>
          </table:table-cell>
          <table:table-cell office:value-type="string">
            <text:p>Videowerkstatt</text:p>
          </table:table-cell>
          <table:table-cell office:value-type="string">
            <text:p>Schrank 01</text:p>
          </table:table-cell>
          <table:table-cell table:style-name="ce2" office:value-type="date" office:date-value="2013-03-13T10:20:59.999999">
            <text:p>13.03.2013</text:p>
          </table:table-cell>
          <table:table-cell table:number-columns-repeated="1005"/>
        </table:table-row>
        <table:table-row table:style-name="ro4">
          <table:table-cell office:value-type="string">
            <text:p>1045</text:p>
          </table:table-cell>
          <table:table-cell office:value-type="string">
            <text:p>Videowerkstatt Baselstrasse</text:p>
          </table:table-cell>
          <table:table-cell office:value-type="string">
            <text:p>Videowerkstatt</text:p>
          </table:table-cell>
          <table:table-cell office:value-type="string">
            <text:p>1023625</text:p>
          </table:table-cell>
          <table:table-cell office:value-type="string">
            <text:p>HDR - FX1E</text:p>
          </table:table-cell>
          <table:table-cell office:value-type="string">
            <text:p>Kamera</text:p>
          </table:table-cell>
          <table:table-cell office:value-type="string">
            <text:p>Bild +Ton</text:p>
          </table:table-cell>
          <table:table-cell office:value-type="string">
            <text:p>Sony</text:p>
          </table:table-cell>
          <table:table-cell/>
          <table:table-cell office:value-type="string">
            <text:p>Kamera HDV</text:p>
          </table:table-cell>
          <table:table-cell office:value-type="string">
            <text:p>- <text:s/>1 Akku NP-F770 31,7W Nr F4J4B</text:p>
            <text:p>- <text:s/>1 Akku NP-F570 15 W Nr F4J1B</text:p>
            <text:p>- <text:s/>1 Akku NP-F570 15 W Nr F4J1B</text:p>
            <text:p>- <text:s/>1 <text:s/>Lade Adapter SONY ACL 15A</text:p>
            <text:p><text:s text:c="4"/>Nr 35003729</text:p>
            <text:p>- <text:s/>1 <text:s text:c="2"/>Remote RMT - 841 </text:p>
            <text:p>- <text:s/>1 UV Filter Hoya 72 ,1 <text:s/>Hoodman LCD Schutz</text:p>
          </table:table-cell>
          <table:table-cell table:style-name="ce2" office:value-type="date" office:date-value="2004-01-01">
            <text:p>01.01.2004</text:p>
          </table:table-cell>
          <table:table-cell office:value-type="float" office:value="6400">
            <text:p>6400</text:p>
          </table:table-cell>
          <table:table-cell/>
          <table:table-cell office:value-type="string">
            <text:p>True</text:p>
          </table:table-cell>
          <table:table-cell office:value-type="string">
            <text:p>Baselstrasse 61a</text:p>
          </table:table-cell>
          <table:table-cell office:value-type="string">
            <text:p>Videowerkstatt</text:p>
          </table:table-cell>
          <table:table-cell office:value-type="string">
            <text:p>Schrank 01</text:p>
          </table:table-cell>
          <table:table-cell table:style-name="ce2" office:value-type="date" office:date-value="2013-03-13T10:20:59.999999">
            <text:p>13.03.2013</text:p>
          </table:table-cell>
          <table:table-cell table:number-columns-repeated="1005"/>
        </table:table-row>
        <table:table-row table:style-name="ro5">
          <table:table-cell office:value-type="string">
            <text:p>1046</text:p>
          </table:table-cell>
          <table:table-cell office:value-type="string">
            <text:p>Videowerkstatt Baselstrasse</text:p>
          </table:table-cell>
          <table:table-cell office:value-type="string">
            <text:p>Video</text:p>
          </table:table-cell>
          <table:table-cell office:value-type="string">
            <text:p>1220591</text:p>
          </table:table-cell>
          <table:table-cell office:value-type="string">
            <text:p>HDR - Z1E</text:p>
          </table:table-cell>
          <table:table-cell office:value-type="string">
            <text:p>Kamera</text:p>
          </table:table-cell>
          <table:table-cell office:value-type="string">
            <text:p>Bild +Ton</text:p>
          </table:table-cell>
          <table:table-cell office:value-type="string">
            <text:p>Sony</text:p>
          </table:table-cell>
          <table:table-cell/>
          <table:table-cell office:value-type="string">
            <text:p>Kamera HDV</text:p>
          </table:table-cell>
          <table:table-cell office:value-type="string">
            <text:p>- 2 Akku NP-F970, </text:p>
            <text:p>- 1 Akku NP-F330</text:p>
            <text:p>- Lade Adapter SONY AC-VQ850</text:p>
            <text:p>- Remote RMT - 841 </text:p>
            <text:p>- 1 UV Filter Hoya 72 ,</text:p>
            <text:p>- 1 <text:s/>Hoodman </text:p>
            <text:p>- 1 Rycote Windjammer, </text:p>
            <text:p>- 1 Videokabel, </text:p>
            <text:p>- 1 Suchergummi</text:p>
          </table:table-cell>
          <table:table-cell table:style-name="ce2" office:value-type="date" office:date-value="2005-01-01">
            <text:p>01.01.2005</text:p>
          </table:table-cell>
          <table:table-cell office:value-type="float" office:value="6400">
            <text:p>6400</text:p>
          </table:table-cell>
          <table:table-cell office:value-type="string">
            <text:p>Video</text:p>
          </table:table-cell>
          <table:table-cell office:value-type="string">
            <text:p>True</text:p>
          </table:table-cell>
          <table:table-cell office:value-type="string">
            <text:p>Baselstrasse 61a</text:p>
          </table:table-cell>
          <table:table-cell office:value-type="string">
            <text:p>Videowerkstatt</text:p>
          </table:table-cell>
          <table:table-cell office:value-type="string">
            <text:p>Schrank 01</text:p>
          </table:table-cell>
          <table:table-cell table:style-name="ce2" office:value-type="date" office:date-value="2013-03-13T10:21:01.999999">
            <text:p>13.03.2013</text:p>
          </table:table-cell>
          <table:table-cell table:number-columns-repeated="1005"/>
        </table:table-row>
        <table:table-row table:style-name="ro5">
          <table:table-cell office:value-type="string">
            <text:p>1096</text:p>
          </table:table-cell>
          <table:table-cell office:value-type="string">
            <text:p>Videowerkstatt Baselstrasse</text:p>
          </table:table-cell>
          <table:table-cell office:value-type="string">
            <text:p>Video</text:p>
          </table:table-cell>
          <table:table-cell office:value-type="string">
            <text:p>404747</text:p>
          </table:table-cell>
          <table:table-cell office:value-type="string">
            <text:p>PMW-EX3</text:p>
          </table:table-cell>
          <table:table-cell office:value-type="string">
            <text:p>Kamera</text:p>
          </table:table-cell>
          <table:table-cell office:value-type="string">
            <text:p>Claudia Bach</text:p>
          </table:table-cell>
          <table:table-cell office:value-type="string">
            <text:p>Sony</text:p>
          </table:table-cell>
          <table:table-cell office:value-type="string">
            <text:p>Die Kamera wurde als occasion bei Claudia Bach gekauft.</text:p>
          </table:table-cell>
          <table:table-cell office:value-type="string">
            <text:p>Kamera HDXDCam</text:p>
          </table:table-cell>
          <table:table-cell office:value-type="string">
            <text:p>- 1 Netzteil N50 12V – 2A</text:p>
            <text:p>- 1 Akkus Li-ion BP-U30</text:p>
            <text:p>- 2 Akkus Li-ion BP-U60</text:p>
            <text:p>- 2 Memory Card sxS PRO, SBP-8GB</text:p>
            <text:p>- 2 Memory Card sxS 1, SBP-32GB</text:p>
            <text:p>- 1 Card Leser</text:p>
            <text:p>- 1 HOYA UV(O) Filter</text:p>
            <text:p>- <text:s/>Kabel: <text:s/>USB, BNC, S-Video </text:p>
            <text:p>- 1 Bedienungsanleitung (Englisch)</text:p>
          </table:table-cell>
          <table:table-cell table:style-name="ce2" office:value-type="date" office:date-value="2010-01-01">
            <text:p>01.01.2010</text:p>
          </table:table-cell>
          <table:table-cell office:value-type="float" office:value="9090">
            <text:p>9090</text:p>
          </table:table-cell>
          <table:table-cell office:value-type="string">
            <text:p>Video</text:p>
          </table:table-cell>
          <table:table-cell office:value-type="string">
            <text:p>True</text:p>
          </table:table-cell>
          <table:table-cell office:value-type="string">
            <text:p>Baselstrasse 61a</text:p>
          </table:table-cell>
          <table:table-cell office:value-type="string">
            <text:p>Videowerkstatt</text:p>
          </table:table-cell>
          <table:table-cell office:value-type="string">
            <text:p>Schrank 01</text:p>
          </table:table-cell>
          <table:table-cell table:style-name="ce2" office:value-type="date" office:date-value="2013-03-13T10:21:28.999999">
            <text:p>13.03.2013</text:p>
          </table:table-cell>
          <table:table-cell table:number-columns-repeated="1005"/>
        </table:table-row>
        <table:table-row table:style-name="ro3">
          <table:table-cell office:value-type="string">
            <text:p>20037</text:p>
          </table:table-cell>
          <table:table-cell office:value-type="string">
            <text:p>Gerätepool</text:p>
          </table:table-cell>
          <table:table-cell office:value-type="string">
            <text:p>Design &amp; Kunst</text:p>
          </table:table-cell>
          <table:table-cell office:value-type="string">
            <text:p>147188</text:p>
          </table:table-cell>
          <table:table-cell office:value-type="string">
            <text:p>HDR-HC9E</text:p>
          </table:table-cell>
          <table:table-cell office:value-type="string">
            <text:p>Kamera</text:p>
          </table:table-cell>
          <table:table-cell office:value-type="string">
            <text:p>Bild und Ton</text:p>
          </table:table-cell>
          <table:table-cell office:value-type="string">
            <text:p>Sony</text:p>
          </table:table-cell>
          <table:table-cell/>
          <table:table-cell office:value-type="string">
            <text:p>Kamera HDV</text:p>
          </table:table-cell>
          <table:table-cell office:value-type="string">
            <text:p>- 1 Netzteil AC-L200 8.4 V - 1.8 A</text:p>
            <text:p>- 1 Akku NP-FH60, </text:p>
            <text:p>- 1 Fernbedeinung RMT-831</text:p>
            <text:p>- 1 Videokabel, 1 RGB Kabel</text:p>
            <text:p>- 1 Firewire Kabel</text:p>
            <text:p>- USB Kabel</text:p>
          </table:table-cell>
          <table:table-cell table:style-name="ce2" office:value-type="date" office:date-value="2009-01-01">
            <text:p>01.01.2009</text:p>
          </table:table-cell>
          <table:table-cell office:value-type="float" office:value="1572.95">
            <text:p>1572.95</text:p>
          </table:table-cell>
          <table:table-cell/>
          <table:table-cell office:value-type="string">
            <text:p>False</text:p>
          </table:table-cell>
          <table:table-cell office:value-type="string">
            <text:p>Sentimatt 1</text:p>
          </table:table-cell>
          <table:table-cell table:number-columns-repeated="2"/>
          <table:table-cell table:style-name="ce2" office:value-type="date" office:date-value="2013-03-13T10:19:44">
            <text:p>13.03.2013</text:p>
          </table:table-cell>
          <table:table-cell table:number-columns-repeated="1005"/>
        </table:table-row>
        <table:table-row table:style-name="ro1">
          <table:table-cell office:value-type="string">
            <text:p>3394</text:p>
          </table:table-cell>
          <table:table-cell office:value-type="string">
            <text:p>Gerätepool</text:p>
          </table:table-cell>
          <table:table-cell office:value-type="string">
            <text:p>Design &amp; Kunst</text:p>
          </table:table-cell>
          <table:table-cell office:value-type="string">
            <text:p>GESI002801YY</text:p>
          </table:table-cell>
          <table:table-cell office:value-type="string">
            <text:p>A - 109</text:p>
          </table:table-cell>
          <table:table-cell office:value-type="string">
            <text:p>Ton</text:p>
          </table:table-cell>
          <table:table-cell office:value-type="string">
            <text:p>Conrad</text:p>
          </table:table-cell>
          <table:table-cell office:value-type="string">
            <text:p>Pionier</text:p>
          </table:table-cell>
          <table:table-cell/>
          <table:table-cell office:value-type="string">
            <text:p>Verstärker</text:p>
          </table:table-cell>
          <table:table-cell office:value-type="string">
            <text:p>Fernbedienung, Manual</text:p>
          </table:table-cell>
          <table:table-cell table:style-name="ce2" office:value-type="date" office:date-value="2008-01-01">
            <text:p>01.01.2008</text:p>
          </table:table-cell>
          <table:table-cell office:value-type="float" office:value="680">
            <text:p>680</text:p>
          </table:table-cell>
          <table:table-cell/>
          <table:table-cell office:value-type="string">
            <text:p>False</text:p>
          </table:table-cell>
          <table:table-cell office:value-type="string">
            <text:p>Littau</text:p>
          </table:table-cell>
          <table:table-cell office:value-type="string">
            <text:p>DK.L301_30_Seminar-Theorie</text:p>
          </table:table-cell>
          <table:table-cell/>
          <table:table-cell table:style-name="ce2" office:value-type="date" office:date-value="2013-03-13T10:17:44">
            <text:p>13.03.2013</text:p>
          </table:table-cell>
          <table:table-cell table:number-columns-repeated="1005"/>
        </table:table-row>
        <table:table-row table:style-name="ro1">
          <table:table-cell office:value-type="string">
            <text:p>403413</text:p>
          </table:table-cell>
          <table:table-cell office:value-type="string">
            <text:p>Videowerkstatt Sentimatt</text:p>
          </table:table-cell>
          <table:table-cell office:value-type="string">
            <text:p>IT</text:p>
          </table:table-cell>
          <table:table-cell/>
          <table:table-cell office:value-type="string">
            <text:p>iMac <text:s/>20“/2</text:p>
          </table:table-cell>
          <table:table-cell office:value-type="string">
            <text:p>Computer</text:p>
          </table:table-cell>
          <table:table-cell office:value-type="string">
            <text:p>IT</text:p>
          </table:table-cell>
          <table:table-cell office:value-type="string">
            <text:p>Apple</text:p>
          </table:table-cell>
          <table:table-cell/>
          <table:table-cell office:value-type="string">
            <text:p>Computer</text:p>
          </table:table-cell>
          <table:table-cell office:value-type="string">
            <text:p>Pro Keyboard, Pro Mouse</text:p>
          </table:table-cell>
          <table:table-cell table:style-name="ce2" office:value-type="date" office:date-value="2012-01-01">
            <text:p>01.01.2012</text:p>
          </table:table-cell>
          <table:table-cell office:value-type="float" office:value="1700">
            <text:p>1700</text:p>
          </table:table-cell>
          <table:table-cell/>
          <table:table-cell office:value-type="string">
            <text:p>True</text:p>
          </table:table-cell>
          <table:table-cell office:value-type="string">
            <text:p>Sentimatt 1</text:p>
          </table:table-cell>
          <table:table-cell office:value-type="string">
            <text:p>DK.S045_Videowerkstatt</text:p>
          </table:table-cell>
          <table:table-cell/>
          <table:table-cell table:style-name="ce2" office:value-type="date" office:date-value="2013-03-13T10:23:32">
            <text:p>13.03.2013</text:p>
          </table:table-cell>
          <table:table-cell table:number-columns-repeated="1005"/>
        </table:table-row>
        <table:table-row table:style-name="ro1">
          <table:table-cell office:value-type="string">
            <text:p>403414</text:p>
          </table:table-cell>
          <table:table-cell office:value-type="string">
            <text:p>Videowerkstatt Sentimatt</text:p>
          </table:table-cell>
          <table:table-cell office:value-type="string">
            <text:p>IT</text:p>
          </table:table-cell>
          <table:table-cell/>
          <table:table-cell office:value-type="string">
            <text:p>iMac <text:s/>20“/2</text:p>
          </table:table-cell>
          <table:table-cell office:value-type="string">
            <text:p>Computer</text:p>
          </table:table-cell>
          <table:table-cell office:value-type="string">
            <text:p>IT</text:p>
          </table:table-cell>
          <table:table-cell office:value-type="string">
            <text:p>Apple</text:p>
          </table:table-cell>
          <table:table-cell/>
          <table:table-cell office:value-type="string">
            <text:p>Computer</text:p>
          </table:table-cell>
          <table:table-cell office:value-type="string">
            <text:p>Pro Keyboard, Pro Mouse</text:p>
          </table:table-cell>
          <table:table-cell table:style-name="ce2" office:value-type="date" office:date-value="2012-01-01">
            <text:p>01.01.2012</text:p>
          </table:table-cell>
          <table:table-cell office:value-type="float" office:value="1700">
            <text:p>1700</text:p>
          </table:table-cell>
          <table:table-cell/>
          <table:table-cell office:value-type="string">
            <text:p>True</text:p>
          </table:table-cell>
          <table:table-cell office:value-type="string">
            <text:p>Sentimatt 1</text:p>
          </table:table-cell>
          <table:table-cell office:value-type="string">
            <text:p>DK.S045_Videowerkstatt</text:p>
          </table:table-cell>
          <table:table-cell/>
          <table:table-cell table:style-name="ce2" office:value-type="date" office:date-value="2013-03-13T10:23:38">
            <text:p>13.03.2013</text:p>
          </table:table-cell>
          <table:table-cell table:number-columns-repeated="1005"/>
        </table:table-row>
        <table:table-row table:style-name="ro1">
          <table:table-cell office:value-type="string">
            <text:p>6014</text:p>
          </table:table-cell>
          <table:table-cell office:value-type="string">
            <text:p>Videowerkstatt Sentimatt</text:p>
          </table:table-cell>
          <table:table-cell office:value-type="string">
            <text:p>Videowerkstatt</text:p>
          </table:table-cell>
          <table:table-cell office:value-type="string">
            <text:p>10242</text:p>
          </table:table-cell>
          <table:table-cell office:value-type="string">
            <text:p>Video 10</text:p>
          </table:table-cell>
          <table:table-cell office:value-type="string">
            <text:p>Stativ Kamera</text:p>
          </table:table-cell>
          <table:table-cell/>
          <table:table-cell office:value-type="string">
            <text:p>Sachtler</text:p>
          </table:table-cell>
          <table:table-cell/>
          <table:table-cell office:value-type="string">
            <text:p>Stativ Kamera</text:p>
          </table:table-cell>
          <table:table-cell/>
          <table:table-cell table:style-name="ce2" office:value-type="date" office:date-value="1997-01-01">
            <text:p>01.01.1997</text:p>
          </table:table-cell>
          <table:table-cell office:value-type="float" office:value="2800">
            <text:p>2800</text:p>
          </table:table-cell>
          <table:table-cell/>
          <table:table-cell office:value-type="string">
            <text:p>True</text:p>
          </table:table-cell>
          <table:table-cell office:value-type="string">
            <text:p>Sentimatt 1</text:p>
          </table:table-cell>
          <table:table-cell office:value-type="string">
            <text:p>DK.S045_Videowerkstatt</text:p>
          </table:table-cell>
          <table:table-cell office:value-type="string">
            <text:p>Schrank 02</text:p>
          </table:table-cell>
          <table:table-cell table:style-name="ce2" office:value-type="date" office:date-value="2013-03-13T10:22:29">
            <text:p>13.03.2013</text:p>
          </table:table-cell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leihs_items" table:base-cell-address="$leihs_items.$A$1" table:cell-range-address="leihs_items.$A$1:leihs_items.$S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MS Sans Serif" fo:font-size="10pt" style:font-name-asian="MS Sans Serif" style:font-size-asian="10pt" style:font-name-complex="MS Sans Serif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5in" fo:margin-bottom="0.5in" fo:margin-left="0.75in" fo:margin-right="0.75in" style:print="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Giancarlo Patane</meta:initial-creator>
    <dc:creator>Giancarlo Patane</dc:creator>
    <meta:creation-date>2013-03-13T10:03:20Z</meta:creation-date>
    <dc:date>2013-03-13T10:04:27Z</dc:date>
    <meta:editing-duration>PT0S</meta:editing-duration>
    <meta:document-statistic meta:table-count="1" meta:cell-count="184" meta:object-count="0"/>
  </office:meta>
</office:document-meta>
</file>